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808080" fo:font-size="48pt" fo:text-shadow="1pt 1pt" style:font-size-asian="32pt" style:font-size-complex="32pt"/>
    </style:style>
    <style:style style:name="T1" style:family="text">
      <style:text-properties fo:color="#808080" fo:font-size="48pt" fo:text-shadow="1pt 1pt" style:font-size-asian="32pt" style:font-size-complex="32pt"/>
    </style:style>
    <style:style style:name="T2" style:family="text">
      <style:text-properties style:use-window-font-color="true" fo:font-size="36pt" fo:text-shadow="none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4-08-1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virtualenv and setuptools</text:span></text:p>
            <text:p><text:span text:style-name="T1"/></text:p>
            <text:p><text:span text:style-name="T2">stuff that worked for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irtualenv</text:p>
                <text:list>
                  <text:list-item>
                    <text:p>test out new libraries</text:p>
                  </text:list-item>
                  <text:list-item>
                    <text:p>test your installers</text:p>
                  </text:list-item>
                  <text:list-item>
                    <text:p>test upgrading libraries</text:p>
                  </text:list-item>
                  <text:list-item>
                    <text:p>test different versions of Python</text:p>
                  </text:list-item>
                </text:list>
              </text:list-item>
              <text:list-item>
                <text:p>setuptools</text:p>
                <text:list>
                  <text:list-item>
                    <text:p>write an installer for your library</text:p>
                  </text:list-item>
                  <text:list-item>
                    <text:p>publish your library on <text:a xlink:href="https://pypi.python.org/">pypi.python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env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sources</text:p>
                <text:list>
                  <text:list-item>
                    <text:p><text:span text:style-name="T3"><text:a xlink:href="http://virtualenv.readthedocs.org/en/latest/">http://virtualenv.readthedocs.org/en/latest/</text:a></text:span></text:p>
                  </text:list-item>
                  <text:list-item>
                    <text:p><text:span text:style-name="T3"><text:a xlink:href="http://simononsoftware.com/virtualenv-tutorial/">http://simononsoftware.com/virtualenv-tutorial/</text:a></text:span></text:p>
                  </text:list-item>
                </text:list>
              </text:list-item>
              <text:list-item>
                <text:p><text:span text:style-name="T4">virtualenvwrapper (apparently) makes things much easier</text:span></text:p>
                <text:list>
                  <text:list-item>
                    <text:p><text:span text:style-name="T3"><text:a xlink:href="http://virtualenvwrapper.readthedocs.org/en/latest/">http://virtualenvwrapper.readthedocs.org/en/latest/</text:a></text:span></text:p>
                  </text:list-item>
                  <text:list-item>
                    <text:p><text:span text:style-name="T3"><text:a xlink:href="http://simononsoftware.com/virtualenv-tutorial-part-2/">http://simononsoftware.com/virtualenv-tutorial-part-2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env (2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up environment</text:p>
                <text:list>
                  <text:list-item>
                    <text:p>virtualenv &lt;dir&gt;</text:p>
                  </text:list-item>
                  <text:list-item>
                    <text:p>virtualenv --system-site-packages &lt;dir&gt;</text:p>
                  </text:list-item>
                  <text:list-item>
                    <text:p>virtualenv --python=... &lt;dir&gt;</text:p>
                  </text:list-item>
                  <text:list-item>
                    <text:p>virtualenv --relocatable &lt;dir&gt; [env must exist]</text:p>
                  </text:list-item>
                </text:list>
              </text:list-item>
              <text:list-item>
                <text:p>enable environment</text:p>
                <text:list>
                  <text:list-item>
                    <text:p>source &lt;dir&gt;/bin/activate</text:p>
                  </text:list-item>
                </text:list>
              </text:list-item>
              <text:list-item>
                <text:p>disable environment</text:p>
                <text:list>
                  <text:list-item>
                    <text:p>deactiv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env (3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et's try some stuff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ny different versions</text:p>
              </text:list-item>
              <text:list-item>
                <text:p>many different bugs</text:p>
              </text:list-item>
              <text:list-item>
                <text:p>many different tools</text:p>
              </text:list-item>
              <text:list-item>
                <text:p>no example really worked when including data</text:p>
              </text:list-item>
              <text:list-item>
                <text:p>aargghhh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ere is what worked (for me)</text:p>
                <text:list>
                  <text:list-item>
                    <text:p>setup.py - configuration</text:p>
                  </text:list-item>
                  <text:list-item>
                    <text:p>setup.cfg - for sphinx doc</text:p>
                  </text:list-item>
                  <text:list-item>
                    <text:p>MANIFEST.in - defines includes/exclu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3)</text:p>
          </draw:text-box>
        </draw:frame>
        <draw:frame presentation:style-name="pr4" draw:layer="layout" svg:width="24.639cm" svg:height="13.986cm" svg:x="1.4cm" svg:y="4.914cm" presentation:class="outline" presentation:user-transformed="true">
          <draw:text-box>
            <text:list text:style-name="L2">
              <text:list-item>
                <text:p><text:span text:style-name="T5">setup.py</text:span></text:p>
                <text:list>
                  <text:list-header>
                    <text:p>from setuptools import setup</text:p>
                    <text:p>setup(</text:p>
                    <text:p><text:s text:c="4"/><text:span text:style-name="T6">name</text:span>="PyFunk",</text:p>
                    <text:p><text:s text:c="4"/><text:span text:style-name="T6">description</text:span>="blah",</text:p>
                    <text:p><text:s text:c="4"/>long_description=("blahblahblah"),</text:p>
                    <text:p><text:s text:c="4"/>url="https://github.com/fracpete/PyFunk",</text:p>
                    <text:p><text:s text:c="4"/><text:span text:style-name="T6">classifiers</text:span>=[</text:p>
                    <text:p><text:s text:c="8"/>'Development Status :: 3 - Alpha', 'License :: OSI Approved :: GNU General Public License (GPL)',</text:p>
                    <text:p><text:s text:c="8"/>'Topic :: Scientific/Engineering :: Artificial Intelligence', 'Programming Language :: Python',</text:p>
                    <text:p><text:s text:c="4"/>],</text:p>
                    <text:p><text:s text:c="4"/><text:span text:style-name="T6">license</text:span>='GNU General Public License version 3.0 (GPLv3)',</text:p>
                    <text:p><text:s text:c="4"/><text:span text:style-name="T6">package_dir</text:span>={'': 'src'},</text:p>
                    <text:p><text:s text:c="4"/><text:span text:style-name="T6">packages</text:span>=["pyfunk"],</text:p>
                    <text:p><text:s text:c="4"/><text:span text:style-name="T6">version</text:span>="0.1.0",</text:p>
                    <text:p><text:s text:c="4"/><text:span text:style-name="T6">author</text:span>='Peter "fracpete" Reutemann',</text:p>
                    <text:p><text:s text:c="4"/><text:span text:style-name="T6">author_email</text:span>='fracpete at gmail dot com',</text:p>
                    <text:p><text:s text:c="4"/>install_requires=["numpy"],</text:p>
                    <text:p>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4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etup.cfg</text:p>
                <text:list>
                  <text:list-header>
                    <text:p><text:span text:style-name="T7">[build_sphinx]</text:span></text:p>
                    <text:p><text:span text:style-name="T7">source-dir = doc/source</text:span></text:p>
                    <text:p><text:span text:style-name="T7">build-dir <text:s/>= doc/build</text:span></text:p>
                    <text:p><text:span text:style-name="T7">all_files <text:s/>= 1</text:span></text:p>
                    <text:p/>
                    <text:p><text:span text:style-name="T7">[upload_sphinx]</text:span></text:p>
                    <text:p><text:span text:style-name="T7">upload-dir = doc/build/html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5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NIFEST.in</text:p>
                <text:list>
                  <text:list-header>
                    <text:p><text:span text:style-name="T3">recursive-include </text:span><text:span text:style-name="T8">src</text:span><text:span text:style-name="T3"> *.txt</text:span></text:p>
                    <text:p><text:span text:style-name="T3">include DESCRIPTION.rst</text:span></text:p>
                  </text:list-header>
                </text:list>
              </text:list-item>
              <text:list-item>
                <text:p><text:span text:style-name="T6">src</text:span> is top-level direc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6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nstall it in our test environment</text:p>
                <text:p><text:span text:style-name="T3">&lt;testenv&gt;/bin/pip install PyFunk/dist/PyFunk-0.1.0.tar.gz</text:span></text:p>
              </text:list-item>
              <text:list-item>
                <text:p>test the install</text:p>
                <text:p><text:span text:style-name="T3">&lt;testenv&gt;/bin/python</text:span></text:p>
                <text:p><text:span text:style-name="T3">&gt;&gt;&gt; import pyfunk.pyfunk as pf</text:span></text:p>
                <text:p><text:span text:style-name="T3">&gt;&gt;&gt; pf.funky_array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PI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yPI - the Python Package Index</text:p>
                <text:p><text:a xlink:href="https://pypi.python.org/">https://pypi.python.org/</text:a></text:p>
              </text:list-item>
              <text:list-item>
                <text:p>anyone can sign up</text:p>
              </text:list-item>
              <text:list-item>
                <text:p>for uploading documentation use “Sphinx-PyPI-upload”: </text:p>
                <text:list>
                  <text:list-header>
                    <text:p>easy_install sphinx-pypi-upload</text:p>
                  </text:list-header>
                </text:list>
              </text:list-item>
              <text:list-item>
                <text:p>create $HOME/.pypirc for automating deployments</text:p>
                <text:list>
                  <text:list-header>
                    <text:p>[pypirc]</text:p>
                    <text:p>servers = pypi</text:p>
                    <text:p>[server-login]</text:p>
                    <text:p>username:funkyuser</text:p>
                    <text:p>password:funkypw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PI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ployment</text:p>
                <text:list>
                  <text:list-item>
                    <text:p>clean up</text:p>
                    <text:list>
                      <text:list-header>
                        <text:p><text:span text:style-name="T3">python setup.py clean</text:span></text:p>
                      </text:list-header>
                    </text:list>
                  </text:list-item>
                  <text:list-item>
                    <text:p>create source distribution</text:p>
                    <text:list>
                      <text:list-header>
                        <text:p><text:span text:style-name="T3">python setup.py sdist upload</text:span></text:p>
                      </text:list-header>
                    </text:list>
                  </text:list-item>
                  <text:list-item>
                    <text:p>build documentation</text:p>
                    <text:list>
                      <text:list-header>
                        <text:p><text:span text:style-name="T3">python setup.py build_sphinx</text:span></text:p>
                      </text:list-header>
                    </text:list>
                  </text:list-item>
                  <text:list-item>
                    <text:p>upload documentation</text:p>
                    <text:list>
                      <text:list-header>
                        <text:p><text:span text:style-name="T3">python setup.py upload_sphinx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7T21:15:25</meta:creation-date>
    <dc:date>2014-08-18T18:57:16</dc:date>
    <meta:editing-duration>PT21H32M45S</meta:editing-duration>
    <meta:editing-cycles>25</meta:editing-cycles>
    <meta:generator>LibreOffice/3.6$Linux_X86_64 LibreOffice_project/360m1$Build-2</meta:generator>
    <meta:document-statistic meta:object-count="72"/>
  </office:meta>
</office:document-meta>
</file>